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normal" officeooo:rsid="0011b2f3" officeooo:paragraph-rsid="0011b2f3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28b43" officeooo:paragraph-rsid="00128b4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34546" officeooo:paragraph-rsid="0013454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28b43" officeooo:paragraph-rsid="00128b4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1b2f3" officeooo:paragraph-rsid="0011b2f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128b43" officeooo:paragraph-rsid="00128b4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134546" officeooo:paragraph-rsid="0013454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11b2f3" officeooo:paragraph-rsid="0011b2f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Header">
      <style:text-properties fo:color="#666666" officeooo:rsid="0011b2f3" officeooo:paragraph-rsid="0011b2f3"/>
    </style:style>
    <style:style style:name="T1" style:family="text">
      <style:text-properties officeooo:rsid="00134546"/>
    </style:style>
    <style:style style:name="T2" style:family="text">
      <style:text-properties fo:font-size="22pt" fo:font-weight="bold" officeooo:rsid="0011b2f3" style:font-size-asian="19.25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Rendu TD/TP2 de LABD</text:span></text:p>
      <text:p text:style-name="P1"/>
      <text:p text:style-name="P5">Exercice 1</text:p>
      <text:p text:style-name="P1"/>
      <text:p text:style-name="P8">Question <text:span text:style-name="T1">1</text:span></text:p>
      <text:p text:style-name="P1"/>
      <text:p text:style-name="P1">&lt;livre&gt;</text:p>
      <text:p text:style-name="P1"><text:tab/>&lt;titre&gt; edition &lt;/titre&gt;</text:p>
      <text:p text:style-name="P1"><text:tab/>&lt;edition&gt; edition &lt;/edition&gt;</text:p>
      <text:p text:style-name="P1">&lt;/livre&gt;</text:p>
      <text:p text:style-name="P1"/>
      <text:p text:style-name="P8">Question 2</text:p>
      <text:p text:style-name="P1"/>
      <text:p text:style-name="P1">1. /item/livre[@titre="labd" and position()=last()]</text:p>
      <text:p text:style-name="P1">On prend le livre avec le titre labd et qui est à la dernière position</text:p>
      <text:p text:style-name="P1"/>
      <text:p text:style-name="P1">2. /item/livre[@titre="labd] [position()=last()]</text:p>
      <text:p text:style-name="P1">On prend tous les livres qui ont labd et on prend le dernier de tous ces livres</text:p>
      <text:p text:style-name="P1"/>
      <text:p text:style-name="P1">3. /item/livre[position()=last()][@titre="labd"]</text:p>
      <text:p text:style-name="P1">On prend le dernier livre et on le prend s'il a le titre labd </text:p>
      <text:p text:style-name="P1"/>
      <text:p text:style-name="P1">Le 1 et le 3</text:p>
      <text:p text:style-name="P1"/>
      <text:p text:style-name="P8">Question 3</text:p>
      <text:p text:style-name="P1"/>
      <text:p text:style-name="P1">1) prend dans le descendant le 2e livre </text:p>
      <text:p text:style-name="P1">2) prend dans l'élément courant ou le descendant le 2e livre</text:p>
      <text:p text:style-name="P1"/>
      <text:p text:style-name="P1">&lt;item&gt;</text:p>
      <text:p text:style-name="P1"><text:tab/>&lt;!-- 1) &amp; 2) --&gt;</text:p>
      <text:p text:style-name="P1"><text:tab/>&lt;livre&gt;Livre 1&lt;/livre&gt;</text:p>
      <text:p text:style-name="P1"><text:tab/>&lt;livre&gt;Livre 2&lt;/livre&gt; </text:p>
      <text:p text:style-name="P1"><text:tab/>&lt;collection&gt;</text:p>
      <text:p text:style-name="P1"><text:tab/><text:tab/>&lt;!-- 2) --&gt;</text:p>
      <text:p text:style-name="P1"><text:tab/><text:tab/>&lt;livre&gt;Livre 3&lt;/livre&gt;</text:p>
      <text:p text:style-name="P1"><text:tab/><text:tab/>&lt;livre&gt;Livre 4&lt;/livre&gt;</text:p>
      <text:p text:style-name="P1"><text:tab/>&lt;/collection&gt;</text:p>
      <text:p text:style-name="P1">&lt;/item&gt;</text:p>
      <text:p text:style-name="P1"/>
      <text:p text:style-name="P1"/>
      <text:p text:style-name="P1"/>
      <text:p text:style-name="P4"><text:soft-page-break/>Exercice 2</text:p>
      <text:p text:style-name="P2"/>
      <text:p text:style-name="P6">Question 1</text:p>
      <text:p text:style-name="P2"/>
      <text:p text:style-name="P2">1. /produits/fruit/producteur</text:p>
      <text:p text:style-name="P2">2. /produits/legume/origine[child::text()="Espagne"]</text:p>
      <text:p text:style-name="P2">3. /produits/fruit[@type="clementine" and @calibre ="1" and bio]</text:p>
      <text:p text:style-name="P2">4. //producteur[parent::node()/origine[@region="Bretagne"]]</text:p>
      <text:p text:style-name="P2"/>
      <text:p text:style-name="P4">Exercice 3</text:p>
      <text:p text:style-name="P2"/>
      <text:p text:style-name="P6">Question 1 &amp; 2</text:p>
      <text:p text:style-name="P2"/>
      <text:p text:style-name="P2">// RECETTE 1</text:p>
      <text:p text:style-name="P2">1. //recette/titre</text:p>
      <text:p text:style-name="P2">2. distinct-values(//ingredient/nom_ing)</text:p>
      <text:p text:style-name="P2">2. //ingredient[not(./text=preceding::*/text())]</text:p>
      <text:p text:style-name="P2">3. //recette[2]/titre</text:p>
      <text:p text:style-name="P2">4. //etape[position()=last()]</text:p>
      <text:p text:style-name="P2">5. count(//recette)</text:p>
      <text:p text:style-name="P2">6. //recette[count(./ingredients/ingredient)&lt;7]</text:p>
      <text:p text:style-name="P2">7. //recette[count(./ingredients/ingredient)&lt;7]/titre</text:p>
      <text:p text:style-name="P2">8. //recette[contains(./ingredients/ingredient/nom_ing/child::text(), "farine")]</text:p>
      <text:p text:style-name="P2">9. //recette[contains(./categorie/child::text(),"entrée")]</text:p>
      <text:p text:style-name="P2"/>
      <text:p text:style-name="P2">// RECETTE 2</text:p>
      <text:p text:style-name="P2">1. //recette/titre</text:p>
      <text:p text:style-name="P2">2. //ingredient/@nom</text:p>
      <text:p text:style-name="P2">3. //recette[2]/titre</text:p>
      <text:p text:style-name="P2">4. //etape[position()=last()]</text:p>
      <text:p text:style-name="P2">5. count(//recette)</text:p>
      <text:p text:style-name="P2">6. //recette[count(./ingredients/ing-recette)&lt;7)]</text:p>
      <text:p text:style-name="P2">7. //titre[count(./../ingredients/ing-recette)&lt;7)]</text:p>
      <text:p text:style-name="P2">8. //recette[contains(./ingredients/ing-recette/@ingredient, "farine")]</text:p>
      <text:p text:style-name="P2">9. //recette[contains(@categ,"entree")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Exercice 4</text:p>
      <text:p text:style-name="P4"/>
      <text:p text:style-name="P7">Question 1</text:p>
      <text:p text:style-name="P2"/>
      <text:p text:style-name="P2">1. <text:tab/>count(//key[./../..=dict]/child::text()="Track ID")</text:p>
      <text:p text:style-name="P2">2. <text:tab/>//string[./preceding-sibling/child::text()="Album"]/child::text</text:p>
      <text:p text:style-name="P2">3. <text:tab/>//key[./preceding-sibling/child::text()="Genre"]/child::text</text:p>
      <text:p text:style-name="P2">4. <text:tab/>count(//key[./child::text()="Jazz"])</text:p>
      <text:p text:style-name="P2">5.<text:tab/>//key[./preceding-sibling/child::text()="Genre"][not(./text=preceding::*/text())]/child::text</text:p>
      <text:p text:style-name="P2">6.<text:tab/>//string[./preceding-sibling/child::text()="Name"][../key[./child::text()="Play Count"]/following-sibling/child::text()&gt;=1]</text:p>
      <text:p text:style-name="P2">7.<text:tab/>//string[./preceding-sibling/child::text()="Name"][../key[./child::text()="Play Count"]/following-sibling/child::text()=0]</text:p>
      <text:p text:style-name="P3">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11b2f3" officeooo:paragraph-rsid="0011b2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obedo Geoffrey<text:tab/><text:tab/>Master Informatique</text:p>
        <text:p text:style-name="MP1">Quetstroey Charlie<text:tab/><text:tab/>23/01/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tstroey </meta:initial-creator>
    <meta:creation-date>2016-01-23T15:47:05.434780844</meta:creation-date>
    <dc:date>2016-01-23T15:55:40.723192148</dc:date>
    <dc:creator>Quetstroey </dc:creator>
    <meta:editing-duration>PT4M4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69" meta:word-count="219" meta:character-count="2429" meta:non-whitespace-character-count="2258"/>
  </office:meta>
</office:document-meta>
</file>